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Standard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nexo I – Precedentes para a requisição</text:h>
      <text:p text:style-name="P2">da humanização dos psicoativos</text:p>
      <text:p text:style-name="Standard"/>
      <text:p text:style-name="Standard">- Historicamente, a atividade religiosa</text:p>
      <text:p text:style-name="Standard">está intimamente ligada ao uso de psicoativos. O vinho nos ritos</text:p>
      <text:p text:style-name="Standard">cristãos é apenas um exemplo.</text:p>
      <text:p text:style-name="Standard"/>
      <text:p text:style-name="Standard">- Milhões de daimistas e ayahuaqueiros</text:p>
      <text:p text:style-name="Standard">consomem ayahuasca/huasca/iajé regularmente para desenvolvimento</text:p>
      <text:p text:style-name="Standard">espiritual e físico. Possuem vidas normais, talvez até mais</text:p>
      <text:p text:style-name="Standard">brilhantes que o normal pois relatam melhoras em suas vidas e</text:p>
      <text:p text:style-name="Standard">capacidades perceptivas e de execução.</text:p>
      <text:p text:style-name="Standard"/>
      <text:p text:style-name="Standard">- Usuários de cannabis não só</text:p>
      <text:p text:style-name="Standard">reconhecem o uso pertinente para suas vidas, como estão fazendo</text:p>
      <text:p text:style-name="Standard">marchas para avançarmos no tratamento humanizado do consumo da erva.</text:p>
      <text:p text:style-name="Standard"/>
      <text:p text:style-name="Standard">- Artistas e ativistas fazem uso</text:p>
      <text:p text:style-name="Standard">diariamente de substâncias e reconhecem plenamente os benefícios</text:p>
      <text:p text:style-name="Standard">que recebem para seu próprio desenvolvimento e para suas</text:p>
      <text:p text:style-name="Standard">contribuições para a sociedade.</text:p>
      <text:p text:style-name="Standard"/>
      <text:p text:style-name="Standard">- A humanidade é marcada - não só -</text:p>
      <text:p text:style-name="Standard">por usuários de psicoativos (psicoativistas): Martinho Lutero,</text:p>
      <text:p text:style-name="Standard">Mozart, Freud, Albert Einstein, Jimmy Hendrix e Chico Science</text:p>
      <text:p text:style-name="Standard">constitui apenas uma lista curta e caricata que atravessou épocas e</text:p>
      <text:p text:style-name="Standard">tabus. Talvez deva ser feito um monumento para os psicoativistas, para reconhecer seus esforços e contribuições. Dado que os</text:p>
      <text:p text:style-name="Standard">psicoativistas são recriminados e podem ser tidos como uma minoria</text:p>
      <text:p text:style-name="Standard">desfavorecida, talvez devamos pensar em cotas para psicoativistas e outras políticas focadas na dignificação desta cultura de resistência.</text:p>
      <text:p text:style-name="Standard"/>
      <text:p text:style-name="Standard">- O autodesenvolvimento com uso</text:p>
      <text:p text:style-name="Standard">instruído de psicoativos deve ser um direito universal, assegurado</text:p>
      <text:p text:style-name="Standard">pelas evidências históricas, culturais e instintivas.</text:p>
      <text:p text:style-name="Standard"/>
      <text:p text:style-name="Standard">- Podemos estar impedindo que a</text:p>
      <text:p text:style-name="Standard">humanidade se transforme com a distribuição de veneno para os</text:p>
      <text:p text:style-name="Standard">agentes transformadores.</text:p>
      <text:p text:style-name="Standard"/>
      <text:p text:style-name="Standard">- Há muito medo de rejeição por</text:p>
      <text:p text:style-name="Standard">parte dos usuários, com a maior parte não revelando para ninguém</text:p>
      <text:p text:style-name="Standard">estas atividades, somente para alguns dos mais íntimos.</text:p>
      <text:p text:style-name="Standard"/>
      <text:p text:style-name="Standard">- Há receio de que desenvolver estas</text:p>
      <text:p text:style-name="Standard">ideias nitidamente seja considerado apologia às drogas.</text:p>
      <text:p text:style-name="Standard"/>
      <text:p text:style-name="Standard">- Mesmo legalizando, o uso de</text:p>
      <text:p text:style-name="Standard">psicoativos ainda é mantido no lugar da vergonha, o tabu permanece,</text:p>
      <text:p text:style-name="Standard">a baixa diversidade de psicoativos promove vício e intoxicação. É</text:p>
      <text:p text:style-name="Standard">pertinente que façamos uma discussão mais ampla e aprofundada para</text:p>
      <text:p text:style-name="Standard"><text:soft-page-break/>realocar estas práticas para uma conceitualização mais útil e</text:p>
      <text:p text:style-name="Standard">verdadei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 Fabbri</meta:initial-creator>
    <meta:creation-date>2014-12-14T14:41:32</meta:creation-date>
    <dc:date>2014-12-14T16:09:15</dc:date>
    <dc:creator>R Fabbri</dc:creator>
    <meta:editing-duration>PT1H24M6S</meta:editing-duration>
    <meta:editing-cycles>11</meta:editing-cycles>
    <meta:generator>LibreOffice/3.5$Linux_X86_64 LibreOffice_project/350m1$Build-2</meta:generator>
    <meta:document-statistic meta:table-count="0" meta:image-count="0" meta:object-count="0" meta:page-count="2" meta:paragraph-count="41" meta:word-count="329" meta:character-count="2163" meta:non-whitespace-character-count="1875"/>
  </office:meta>
</office:document-meta>
</file>